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1" calcext:value-type="float">
            <text:p>0.601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0.638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6" calcext:value-type="float">
            <text:p>0.65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1" calcext:value-type="float">
            <text:p>0.681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2" calcext:value-type="float">
            <text:p>0.712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.73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48" calcext:value-type="float">
            <text:p>0.748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3" calcext:value-type="float">
            <text:p>0.77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16" calcext:value-type="float">
            <text:p>0.8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4" calcext:value-type="float">
            <text:p>0.834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" calcext:value-type="float">
            <text:p>0.84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" calcext:value-type="float">
            <text:p>0.84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3" calcext:value-type="float">
            <text:p>0.85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9" calcext:value-type="float">
            <text:p>0.859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5" calcext:value-type="float">
            <text:p>0.865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7" calcext:value-type="float">
            <text:p>0.877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7" calcext:value-type="float">
            <text:p>0.87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" calcext:value-type="float">
            <text:p>0.8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6" calcext:value-type="float">
            <text:p>0.89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5" calcext:value-type="float">
            <text:p>0.865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53" calcext:value-type="float">
            <text:p>0.853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" calcext:value-type="float">
            <text:p>0.8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04" calcext:value-type="float">
            <text:p>0.80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5" calcext:value-type="float">
            <text:p>0.785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79" calcext:value-type="float">
            <text:p>0.779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79" calcext:value-type="float">
            <text:p>0.77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73" calcext:value-type="float">
            <text:p>0.773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7" calcext:value-type="float">
            <text:p>0.767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91" calcext:value-type="float">
            <text:p>0.79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22" calcext:value-type="float">
            <text:p>0.822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4" calcext:value-type="float">
            <text:p>0.84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2" calcext:value-type="float">
            <text:p>0.82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" calcext:value-type="float">
            <text:p>0.8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47" calcext:value-type="float">
            <text:p>0.847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16" calcext:value-type="float">
            <text:p>0.81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9" calcext:value-type="float">
            <text:p>0.779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3" calcext:value-type="float">
            <text:p>0.773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61" calcext:value-type="float">
            <text:p>0.761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3" calcext:value-type="float">
            <text:p>0.73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12" calcext:value-type="float">
            <text:p>0.712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7" calcext:value-type="float">
            <text:p>0.68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18" calcext:value-type="float">
            <text:p>0.71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48" calcext:value-type="float">
            <text:p>0.748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03" calcext:value-type="float">
            <text:p>0.50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5" calcext:value-type="float">
            <text:p>0.5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6" calcext:value-type="float">
            <text:p>0.46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9" calcext:value-type="float">
            <text:p>0.42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05" calcext:value-type="float">
            <text:p>0.405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2" calcext:value-type="float">
            <text:p>0.902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2" calcext:value-type="float">
            <text:p>0.902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08" calcext:value-type="float">
            <text:p>0.908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" calcext:value-type="float">
            <text:p>0.92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33" calcext:value-type="float">
            <text:p>0.93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9" calcext:value-type="float">
            <text:p>0.939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1" calcext:value-type="float">
            <text:p>0.951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7" calcext:value-type="float">
            <text:p>0.957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3" calcext:value-type="float">
            <text:p>0.963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1" calcext:value-type="float">
            <text:p>0.8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5" calcext:value-type="float">
            <text:p>0.785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73" calcext:value-type="float">
            <text:p>0.773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3" calcext:value-type="float">
            <text:p>0.73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44" calcext:value-type="float">
            <text:p>0.644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26" calcext:value-type="float">
            <text:p>0.626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1" calcext:value-type="float">
            <text:p>0.601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71" calcext:value-type="float">
            <text:p>0.87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77" calcext:value-type="float">
            <text:p>0.877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65" calcext:value-type="float">
            <text:p>0.865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53" calcext:value-type="float">
            <text:p>0.853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34" calcext:value-type="float">
            <text:p>0.83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28" calcext:value-type="float">
            <text:p>0.82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22" calcext:value-type="float">
            <text:p>0.82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73" calcext:value-type="float">
            <text:p>0.773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2" calcext:value-type="float">
            <text:p>0.712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87" calcext:value-type="float">
            <text:p>0.687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18" calcext:value-type="float">
            <text:p>0.71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3" calcext:value-type="float">
            <text:p>0.69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44" calcext:value-type="float">
            <text:p>0.6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2" calcext:value-type="float">
            <text:p>0.6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46" calcext:value-type="float">
            <text:p>0.546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21" calcext:value-type="float">
            <text:p>0.52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61" calcext:value-type="float">
            <text:p>0.76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48" calcext:value-type="float">
            <text:p>0.74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12" calcext:value-type="float">
            <text:p>0.712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87" calcext:value-type="float">
            <text:p>0.687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56" calcext:value-type="float">
            <text:p>0.65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9" calcext:value-type="float">
            <text:p>0.669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46" calcext:value-type="float">
            <text:p>0.54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97" calcext:value-type="float">
            <text:p>0.497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79" calcext:value-type="float">
            <text:p>0.479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36" calcext:value-type="float">
            <text:p>0.436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3" calcext:value-type="float">
            <text:p>0.393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47" calcext:value-type="float">
            <text:p>0.147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1" calcext:value-type="float">
            <text:p>0.11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81" calcext:value-type="float">
            <text:p>0.681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" calcext:value-type="float">
            <text:p>0.65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89" calcext:value-type="float">
            <text:p>0.58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87" calcext:value-type="float">
            <text:p>0.687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56" calcext:value-type="float">
            <text:p>0.656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4" calcext:value-type="float">
            <text:p>0.644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89" calcext:value-type="float">
            <text:p>0.589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28" calcext:value-type="float">
            <text:p>0.52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72" calcext:value-type="float">
            <text:p>0.47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8" calcext:value-type="float">
            <text:p>0.36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25" calcext:value-type="float">
            <text:p>0.325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7:02.465904714</meta:creation-date>
    <dc:date>2020-02-12T16:25:09.571683306</dc:date>
    <meta:editing-duration>PT8M10S</meta:editing-duration>
    <meta:editing-cycles>1</meta:editing-cycles>
    <meta:document-statistic meta:table-count="1" meta:cell-count="453" meta:object-count="0"/>
    <meta:generator>LibreOffice/6.0.7.3$Linux_X86_64 LibreOffice_project/00m0$Build-3</meta:generator>
  </office:meta>
</office:document-meta>
</file>